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 New"/>
    </style:style>
    <style:style style:name="ce14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/>
    </style:style>
    <style:style style:name="ce15" style:family="table-cell" style:parent-style-name="Default">
      <style:text-properties style:font-name="Courier New"/>
    </style:style>
    <style:style style:name="ce16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7" table:default-cell-style-name="ce7"/>
        <table:table-column table:style-name="co1" table:number-columns-repeated="2" table:default-cell-style-name="ce3"/>
        <table:table-column table:style-name="co1" table:number-columns-repeated="7" table:default-cell-style-name="ce7"/>
        <table:table-column table:style-name="co1" table:number-columns-repeated="2" table:default-cell-style-name="ce3"/>
        <table:table-column table:style-name="co1" table:number-columns-repeated="7" table:default-cell-style-name="ce7"/>
        <table:table-column table:style-name="co1" table:number-columns-repeated="2" table:default-cell-style-name="ce3"/>
        <table:table-column table:style-name="co1" table:number-columns-repeated="7" table:default-cell-style-name="ce7"/>
        <table:table-column table:style-name="co1" table:number-columns-repeated="2" table:default-cell-style-name="ce3"/>
        <table:table-column table:style-name="co1" table:number-columns-repeated="986" table:default-cell-style-name="ce7"/>
        <table:table-row table:style-name="ro1">
          <table:table-cell table:style-name="ce1" office:value-type="string" table:number-columns-spanned="38" table:number-rows-spanned="1">
            <text:p>Leo Kottke s Standing on the Outside</text:p>
          </table:table-cell>
          <table:covered-table-cell table:style-name="ce2"/>
          <table:covered-table-cell table:number-columns-repeated="36"/>
          <table:table-cell table:number-columns-repeated="986"/>
        </table:table-row>
        <table:table-row table:style-name="ro1">
          <table:table-cell table:style-name="ce1" office:value-type="string" table:number-columns-spanned="38" table:number-rows-spanned="1">
            <text:p>Tabbed by George Mendoza (<text:a xlink:href="http://georgemendoza.name/">http://georgemendoza.name</text:a>)</text:p>
          </table:table-cell>
          <table:covered-table-cell table:style-name="ce2"/>
          <table:covered-table-cell table:number-columns-repeated="36"/>
          <table:table-cell table:number-columns-repeated="986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table:number-columns-spanned="38" table:number-rows-spanned="1">
            <text:p>Simplified version of Eric Lugosch's arrangement</text:p>
          </table:table-cell>
          <table:covered-table-cell table:style-name="ce5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4"/>
          <table:covered-table-cell table:style-name="ce14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4"/>
          <table:covered-table-cell table:style-name="ce14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4"/>
          <table:covered-table-cell table:style-name="ce14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4"/>
          <table:covered-table-cell table:style-name="ce14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Intro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5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10">
            <text:p>10</text:p>
          </table:table-cell>
          <table:table-cell table:style-name="ce13" table:number-columns-spanned="2" table:number-rows-spanned="1"/>
          <table:covered-table-cell table:style-name="ce10"/>
          <table:table-cell table:style-name="ce10" table:number-columns-repeated="3"/>
          <table:table-cell table:style-name="ce10" office:value-type="float" office:value="10">
            <text:p>1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7">
            <text:p>7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Instrumental 1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3"/>
          <table:table-cell table:style-name="ce10" office:value-type="float" office:value="7">
            <text:p>7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3p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6" office:value-type="string">
            <text:p>2s4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string">
            <text:p>0</text:p>
          </table:table-cell>
          <table:table-cell table:style-name="ce10"/>
          <table:table-cell table:style-name="ce10" office:value-type="string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0" office:value-type="float" office:value="2">
            <text:p>2</text:p>
          </table:table-cell>
          <table:table-cell table:style-name="ce6" office:value-type="string">
            <text:p>2s4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string">
            <text:p>4s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4s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/>
          <table:table-cell table:style-name="ce10" office:value-type="float" office:value="12">
            <text:p>12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office:value-type="string">
            <text:p>2 h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3" office:value-type="string">
            <text:p><text:s text:c="2"/>0</text:p>
          </table:table-cell>
          <table:table-cell table:style-name="ce10" table:number-columns-repeated="3"/>
          <table:table-cell table:style-name="ce13" office:value-type="string">
            <text:p><text:s text:c="2"/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office:value-type="string">
            <text:p>2 h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7" office:value-type="float" office:value="4">
            <text:p>4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3"/>
          <table:table-cell table:style-name="ce10" office:value-type="string">
            <text:p>1s2 0</text:p>
          </table:table-cell>
          <table:table-cell table:style-name="ce10" table:number-columns-repeated="3"/>
          <table:table-cell table:style-name="ce6" office:value-type="string">
            <text:p>2s4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5"/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Verse 1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I been on the outside loving you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Seen from far away</text:p>
          </table:table-cell>
          <table:covered-table-cell/>
          <table:covered-table-cell table:style-name="ce15"/>
          <table:covered-table-cell table:number-columns-repeated="14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 office:value-type="float" office:value="4">
            <text:p>4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Everyday that I live for you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All I do or say</text:p>
          </table:table-cell>
          <table:covered-table-cell table:number-columns-repeated="16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 office:value-type="float" office:value="5">
            <text:p>5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string">
            <text:p>5h7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0h7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string">
            <text:p>4 s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Instrumental 2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2"/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string">
            <text:p>5s7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string">
            <text:p>7p5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3" office:value-type="string">
            <text:p><text:s text:c="2"/>5</text:p>
          </table:table-cell>
          <table:table-cell table:style-name="ce10" table:number-columns-repeated="3"/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table:number-columns-repeated="3"/>
          <table:table-cell table:style-name="ce10" office:value-type="float" office:value="6">
            <text:p>6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string">
            <text:p>2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string">
            <text:p>5s7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string">
            <text:p>0</text:p>
          </table:table-cell>
          <table:table-cell table:style-name="ce10"/>
          <table:table-cell table:style-name="ce10" office:value-type="string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string">
            <text:p>4s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4s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/>
          <table:table-cell table:style-name="ce10" office:value-type="float" office:value="12">
            <text:p>12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13" office:value-type="string">
            <text:p><text:s text:c="2"/>1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office:value-type="string">
            <text:p>2 h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3" office:value-type="string">
            <text:p><text:s text:c="2"/>0</text:p>
          </table:table-cell>
          <table:table-cell table:style-name="ce10" table:number-columns-repeated="3"/>
          <table:table-cell table:style-name="ce13" office:value-type="string">
            <text:p><text:s text:c="2"/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|</text:p>
          </table:table-cell>
          <table:table-cell table:style-name="ce10" office:value-type="string">
            <text:p>2 h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7" office:value-type="float" office:value="4">
            <text:p>4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3"/>
          <table:table-cell table:style-name="ce10" office:value-type="string">
            <text:p>1s2 0</text:p>
          </table:table-cell>
          <table:table-cell table:style-name="ce10" table:number-columns-repeated="3"/>
          <table:table-cell table:style-name="ce6" office:value-type="string">
            <text:p>2s4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5"/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Verse 2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Like the song of the whiporwill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Beneath the cloudy sky</text:p>
          </table:table-cell>
          <table:covered-table-cell/>
          <table:covered-table-cell table:style-name="Default"/>
          <table:covered-table-cell table:number-columns-repeated="14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 office:value-type="float" office:value="4">
            <text:p>4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Your love stands in front of you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While I go floating by</text:p>
          </table:table-cell>
          <table:covered-table-cell table:number-columns-repeated="16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-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string">
            <text:p>5h7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0h7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0" office:value-type="float" office:value="4">
            <text:p>4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5"/>
          <table:table-cell table:style-name="ce6" office:value-type="float" office:value="4">
            <text:p>4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Repeat Instrumental 1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Verse 3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People talk about how they feel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But I never hear</text:p>
          </table:table-cell>
          <table:covered-table-cell table:number-columns-repeated="16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string">
            <text:p><text:s/>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string">
            <text:p>5h7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string">
            <text:p>0h7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They only want to get along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I only want you near</text:p>
          </table:table-cell>
          <table:covered-table-cell table:number-columns-repeated="16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3p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-0">
            <text:p>0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0" office:value-type="float" office:value="4">
            <text:p>4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0" office:value-type="float" office:value="4">
            <text:p>4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Verse 4</text:p>
          </table:table-cell>
          <table:covered-table-cell table:number-columns-repeated="16"/>
          <table:table-cell table:number-columns-repeated="1005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Standing on the outside loving you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Can't be so terribly bad</text:p>
          </table:table-cell>
          <table:covered-table-cell table:style-name="Default"/>
          <table:covered-table-cell table:number-columns-repeated="15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string">
            <text:p><text:s/>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string">
            <text:p>5h7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0h7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It's awful easy to get along</text:p>
          </table:table-cell>
          <table:covered-table-cell table:number-columns-repeated="16"/>
          <table:table-cell office:value-type="string">
            <text:p>_</text:p>
          </table:table-cell>
          <table:table-cell table:style-name="ce11" office:value-type="string" table:number-columns-spanned="17" table:number-rows-spanned="1">
            <text:p>With what you never had</text:p>
          </table:table-cell>
          <table:covered-table-cell table:number-columns-repeated="16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: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3p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 office:value-type="float" office:value="5">
            <text:p>5</text:p>
          </table:table-cell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6" office:value-type="float" office:value="3">
            <text:p>3</text:p>
          </table:table-cell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: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string">
            <text:p>|</text:p>
          </table:table-cell>
          <table:table-cell table:style-name="ce10" table:number-columns-repeated="2"/>
          <table:table-cell table:style-name="ce10" office:value-type="string">
            <text:p>4 s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0">
            <text:p>0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/>
          <table:table-cell table:style-name="ce6"/>
          <table:table-cell table:style-name="ce6" office:value-type="string">
            <text:p>|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number-columns-repeated="5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string">
            <text:p>: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4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6" office:value-type="float" office:value="0">
            <text:p>0</text:p>
          </table:table-cell>
          <table:table-cell table:style-name="ce6" office:value-type="string">
            <text:p>|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string">
            <text:p>: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6"/>
          <table:table-cell table:style-name="ce6" office:value-type="string">
            <text:p>|</text:p>
          </table:table-cell>
          <table:table-cell table:style-name="ce10" office:value-type="string">
            <text:p>3s5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|</text:p>
          </table:table-cell>
          <table:table-cell table:style-name="ce10" table:number-columns-repeated="7"/>
          <table:table-cell table:style-name="ce6"/>
          <table:table-cell table:style-name="ce6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_</text:p>
          </table:table-cell>
          <table:table-cell table:style-name="ce9" office:value-type="string" table:number-columns-spanned="17" table:number-rows-spanned="1">
            <text:p>Repeat Instrumental 2 and close</text:p>
          </table:table-cell>
          <table:covered-table-cell table:number-columns-repeated="16"/>
          <table:table-cell table:number-columns-repeated="1005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12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Mendoza</meta:initial-creator>
    <meta:creation-date>2010-10-17T16:37:41</meta:creation-date>
    <dc:date>2010-10-18T12:51:24</dc:date>
    <dc:creator>George Mendoza</dc:creator>
    <meta:editing-duration>PT04H32M11S</meta:editing-duration>
    <meta:editing-cycles>235</meta:editing-cycles>
    <meta:generator>OpenOffice.org/3.1$Linux OpenOffice.org_project/310m19$Build-9420</meta:generator>
    <meta:document-statistic meta:table-count="3" meta:cell-count="1035" meta:object-count="0"/>
  </office:meta>
</office:document-meta>
</file>